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TableVisualizer.Table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ble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Visualizer.add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Visualizer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Visualizer.updateTex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Visu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uccessFunctor.invoke( Object p_invok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mpleSuccessFunctor.SampleSuccessFunctor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